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319cm" fo:min-width="0.114cm"/>
    </style:style>
    <style:style style:name="gr3" style:family="graphic" style:parent-style-name="standard">
      <style:graphic-properties draw:stroke="none" svg:stroke-color="#000000" draw:fill="none" draw:fill-color="#ffffff" draw:textarea-horizontal-align="left" draw:auto-grow-height="true" draw:auto-grow-width="true" fo:min-height="0.319cm" fo:min-width="0.218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954cm" fo:min-width="2.314cm"/>
    </style:style>
    <style:style style:name="gr6" style:family="graphic" style:parent-style-name="standard">
      <style:graphic-properties draw:stroke="none" svg:stroke-color="#000000" draw:fill="none" draw:fill-color="#ffffff" draw:textarea-horizontal-align="left" draw:auto-grow-height="true" draw:auto-grow-width="true" fo:min-height="0.46cm" fo:min-width="0.26cm"/>
    </style:style>
    <style:style style:name="gr7" style:family="graphic" style:parent-style-name="standard">
      <style:graphic-properties draw:stroke="none" svg:stroke-color="#000000" draw:fill="none" draw:fill-color="#ffffff" draw:textarea-horizontal-align="left" draw:auto-grow-height="true" draw:auto-grow-width="true" fo:min-height="0.461cm" fo:min-width="0.233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dash" draw:stroke-dash="Ultrafine_20_Dashed" draw:textarea-horizontal-align="center" draw:textarea-vertical-align="middle"/>
    </style:style>
    <style:style style:name="gr10" style:family="graphic" style:parent-style-name="standard">
      <style:graphic-properties draw:ole-draw-aspect="1" style:protect="siz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1.87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end" style:writing-mode="rl-tb"/>
    </style:style>
    <style:style style:name="P4" style:family="paragraph">
      <style:paragraph-properties fo:text-align="end" style:writing-mode="rl-tb"/>
      <style:text-properties fo:font-family="'XB Tabriz'" style:font-pitch="variable" fo:font-size="8pt" style:font-size-asian="8pt" style:font-family-complex="'XB Tabriz'" style:font-pitch-complex="variable" style:font-size-complex="8pt"/>
    </style:style>
    <style:style style:name="P5"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style:text-position="sub 58%" fo:font-family="Arial" style:font-style-name="Normal" style:font-family-generic="swiss"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3" style:family="text">
      <style:text-properties style:text-position="sub 58%" fo:font-family="'XB Tabriz'" style:font-pitch="variable" fo:font-size="8pt" style:font-family-asian="Arial" style:font-style-name-asian="Normal" style:font-family-generic-asian="swiss" style:font-pitch-asian="variable" style:font-size-asian="8pt" style:font-family-complex="Arial" style:font-style-name-complex="Normal" style:font-family-generic-complex="swiss" style:font-pitch-complex="variable" style:font-size-complex="8pt"/>
    </style:style>
    <style:style style:name="T4" style:family="text">
      <style:text-properties style:text-position="0% 100%" fo:font-family="'XB Tabriz'" style:font-pitch="variable" fo:font-size="8pt" style:font-family-asian="Arial" style:font-style-name-asian="Normal" style:font-family-generic-asian="swiss" style:font-pitch-asian="variable" style:font-size-asian="8pt" style:font-family-complex="'XB Tabriz'" style:font-pitch-complex="variable" style:font-size-complex="8pt"/>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464cm" svg:height="2.34cm" svg:x="2.988cm" svg:y="1.31cm" svg:viewBox="0 0 2465 2341" svg:d="m1137 2241h165v-183c497-32 868-406 868-888s-371-856-868-888v-183h-165v185c-485 43-843 412-843 886s358 843 843 887zm95-2057c699 0 1233 507 1233 1170s-534 1171-1233 1171-1232-507-1232-1171 534-1170 1232-1170z">
          <text:p/>
        </draw:path>
        <draw:frame draw:style-name="gr2" draw:text-style-name="P2" draw:layer="layout" svg:width="0.697cm" svg:height="0.645cm" svg:x="4.119cm" svg:y="1.122cm">
          <draw:text-box>
            <text:p><text:span text:style-name="T1">a</text:span></text:p>
          </draw:text-box>
        </draw:frame>
        <draw:frame draw:style-name="gr3" draw:text-style-name="P2" draw:layer="layout" svg:width="0.815cm" svg:height="0.645cm" svg:x="4.084cm" svg:y="3.108cm">
          <draw:text-box>
            <text:p><text:span text:style-name="T1">-a</text:span></text:p>
          </draw:text-box>
        </draw:frame>
        <draw:custom-shape draw:style-name="gr4" draw:text-style-name="P1" draw:layer="layout" svg:width="0.082cm" svg:height="0.083cm" svg:x="4.168cm" svg:y="1.46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1" draw:layer="layout" svg:width="0.083cm" svg:height="0.082cm" svg:x="4.167cm" svg:y="3.41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5" draw:text-style-name="P4" draw:layer="layout" svg:width="2.814cm" svg:height="1.204cm" svg:x="0.304cm" svg:y="0.193cm">
          <draw:text-box>
            <text:p text:style-name="P3"><text:span text:style-name="T2"><text:s text:c="9"/></text:span><text:span text:style-name="T3"><text:s/></text:span><text:span text:style-name="T4">مقناطیس کے شمالی</text:span></text:p>
            <text:p text:style-name="P3"><text:span text:style-name="T4"><text:s/>قطب سے ناپا جاتا ہے</text:span></text:p>
          </draw:text-box>
        </draw:frame>
        <draw:frame draw:style-name="gr6" draw:text-style-name="P5" draw:layer="layout" svg:width="0.862cm" svg:height="0.806cm" draw:transform="rotate (0.786270828023297) translate (4.054cm 2.122cm)">
          <draw:text-box>
            <text:p><text:span text:style-name="T5">N</text:span></text:p>
          </draw:text-box>
        </draw:frame>
        <draw:frame draw:style-name="gr7" draw:text-style-name="P5" draw:layer="layout" svg:width="0.832cm" svg:height="0.806cm" draw:transform="rotate (0.7853981633973) translate (3.405cm 2.834cm)">
          <draw:text-box>
            <text:p><text:span text:style-name="T5">S</text:span></text:p>
          </draw:text-box>
        </draw:frame>
        <draw:line draw:style-name="gr8" draw:text-style-name="P1" draw:layer="layout" svg:x1="5.113cm" svg:y1="1.584cm" svg:x2="5.598cm" svg:y2="1.107cm">
          <text:p/>
        </draw:line>
        <draw:line draw:style-name="gr8" draw:text-style-name="P1" draw:layer="layout" svg:x1="4.852cm" svg:y1="1.411cm" svg:x2="5.143cm" svg:y2="0.908cm">
          <text:p/>
        </draw:line>
        <draw:line draw:style-name="gr8" draw:text-style-name="P1" draw:layer="layout" svg:x1="4.567cm" svg:y1="1.297cm" svg:x2="4.689cm" svg:y2="0.84cm">
          <draw:glue-point draw:id="4" svg:x="-0.134cm" svg:y="0.071cm"/>
          <text:p/>
        </draw:line>
        <draw:line draw:style-name="gr8" draw:text-style-name="P1" draw:layer="layout" svg:x1="4.212cm" svg:y1="1.267cm" svg:x2="4.212cm" svg:y2="0.828cm">
          <draw:glue-point draw:id="4" svg:x="40cm" svg:y="0.577cm"/>
          <text:p/>
        </draw:line>
        <draw:line draw:style-name="gr8" draw:text-style-name="P1" draw:layer="layout" svg:x1="3.904cm" svg:y1="1.314cm" svg:x2="3.82cm" svg:y2="1.01cm">
          <text:p/>
        </draw:line>
        <draw:line draw:style-name="gr8" draw:text-style-name="P1" draw:layer="layout" svg:x1="3.585cm" svg:y1="1.481cm" svg:x2="3.464cm" svg:y2="1.272cm">
          <text:p/>
        </draw:line>
        <draw:line draw:style-name="gr8" draw:text-style-name="P1" draw:layer="layout" svg:x1="5.339cm" svg:y1="1.869cm" svg:x2="5.883cm" svg:y2="1.566cm">
          <text:p/>
        </draw:line>
        <draw:line draw:style-name="gr8" draw:text-style-name="P1" draw:layer="layout" svg:x1="5.446cm" svg:y1="2.191cm" svg:x2="5.903cm" svg:y2="2.069cm">
          <text:p/>
        </draw:line>
        <draw:line draw:style-name="gr8" draw:text-style-name="P1" draw:layer="layout" svg:x1="5.46cm" svg:y1="2.518cm" svg:x2="5.899cm" svg:y2="2.518cm">
          <text:p/>
        </draw:line>
        <draw:line draw:style-name="gr8" draw:text-style-name="P1" draw:layer="layout" svg:x1="5.419cm" svg:y1="2.805cm" svg:x2="5.723cm" svg:y2="2.889cm">
          <text:p/>
        </draw:line>
        <draw:line draw:style-name="gr8" draw:text-style-name="P1" draw:layer="layout" svg:x1="5.263cm" svg:y1="3.125cm" svg:x2="5.472cm" svg:y2="3.246cm">
          <text:p/>
        </draw:line>
        <draw:line draw:style-name="gr8" draw:text-style-name="P1" draw:layer="layout" svg:x1="4.96cm" svg:y1="3.744cm" svg:x2="4.839cm" svg:y2="3.535cm">
          <text:p/>
        </draw:line>
        <draw:line draw:style-name="gr8" draw:text-style-name="P1" draw:layer="layout" svg:x1="4.627cm" svg:y1="3.973cm" svg:x2="4.543cm" svg:y2="3.669cm">
          <text:p/>
        </draw:line>
        <draw:line draw:style-name="gr8" draw:text-style-name="P1" draw:layer="layout" svg:x1="4.227cm" svg:y1="4.172cm" svg:x2="4.227cm" svg:y2="3.733cm">
          <text:p/>
        </draw:line>
        <draw:line draw:style-name="gr8" draw:text-style-name="P1" draw:layer="layout" svg:x1="3.792cm" svg:y1="4.149cm" svg:x2="3.914cm" svg:y2="3.692cm">
          <text:p/>
        </draw:line>
        <draw:line draw:style-name="gr8" draw:text-style-name="P1" draw:layer="layout" svg:x1="3.326cm" svg:y1="4.089cm" svg:x2="3.617cm" svg:y2="3.586cm">
          <text:p/>
        </draw:line>
        <draw:line draw:style-name="gr8" draw:text-style-name="P1" draw:layer="layout" svg:x1="2.912cm" svg:y1="3.844cm" svg:x2="3.359cm" svg:y2="3.41cm">
          <text:p/>
        </draw:line>
        <draw:line draw:style-name="gr8" draw:text-style-name="P1" draw:layer="layout" svg:x1="2.625cm" svg:y1="3.45cm" svg:x2="3.169cm" svg:y2="3.147cm">
          <text:p/>
        </draw:line>
        <draw:line draw:style-name="gr8" draw:text-style-name="P1" draw:layer="layout" svg:x1="2.57cm" svg:y1="2.953cm" svg:x2="3.027cm" svg:y2="2.831cm">
          <text:p/>
        </draw:line>
        <draw:line draw:style-name="gr8" draw:text-style-name="P1" draw:layer="layout" svg:x1="2.571cm" svg:y1="2.529cm" svg:x2="3.01cm" svg:y2="2.529cm">
          <draw:glue-point draw:id="4" svg:x="-1.617cm" svg:y="60cm"/>
          <text:p/>
        </draw:line>
        <draw:line draw:style-name="gr8" draw:text-style-name="P1" draw:layer="layout" svg:x1="2.737cm" svg:y1="2.128cm" svg:x2="3.041cm" svg:y2="2.212cm">
          <text:p/>
        </draw:line>
        <draw:line draw:style-name="gr8" draw:text-style-name="P1" draw:layer="layout" svg:x1="2.965cm" svg:y1="1.818cm" svg:x2="3.174cm" svg:y2="1.939cm">
          <text:p/>
        </draw:line>
        <draw:polygon draw:style-name="gr1" draw:text-style-name="P1" draw:layer="layout" svg:width="1.773cm" svg:height="1.415cm" draw:transform="skewX (0.014835298641949) rotate (0.792903079180874) translate (3.10260869002648cm 2.61130902656694cm)" svg:viewBox="0 0 1774 1416" draw:points="819,9492 775,9496 730,9496 730,9481 718,9480 674,9472 630,9461 587,9451 544,9436 502,9422 463,9405 424,9387 385,9367 349,9347 313,9324 280,9300 248,9274 217,9248 188,9220 161,9192 136,9162 113,9131 92,9100 73,9067 56,9034 42,9000 29,8965 18,8931 10,8895 5,8860 2,8825 0,8789 2,8754 5,8717 10,8682 18,8647 29,8613 42,8577 56,8544 73,8511 92,8478 113,8447 136,8415 161,8386 188,8358 217,8330 248,8303 280,8278 313,8254 349,8231 385,8210 424,8190 463,8173 502,8156 544,8141 587,8128 630,8117 674,8106 718,8098 730,8097 730,8086 775,8087 800,8089 808,8088 819,8087 819,8372 955,8372 955,8096 999,8093 1044,8092 1044,8107 1056,8109 1100,8117 1144,8127 1188,8138 1230,8152 1272,8166 1311,8183 1350,8201 1389,8221 1426,8242 1461,8264 1495,8288 1527,8314 1557,8340 1586,8368 1613,8396 1638,8426 1661,8457 1682,8489 1701,8521 1718,8554 1733,8588 1745,8623 1756,8658 1764,8693 1769,8728 1773,8763 1774,8800 1773,8835 1769,8871 1764,8906 1756,8941 1745,8976 1733,9011 1718,9044 1701,9078 1682,9110 1661,9142 1638,9173 1613,9203 1586,9231 1557,9259 1527,9285 1495,9311 1461,9335 1426,9357 1389,9378 1350,9398 1311,9416 1272,9432 1230,9447 1188,9461 1144,9472 1100,9482 1056,9490 1044,9492 1044,9502 999,9501 974,9500 966,9501 955,9501 955,9199 819,9199">
          <text:p/>
        </draw:polygon>
        <draw:line draw:style-name="gr9" draw:text-style-name="P1" draw:layer="layout" svg:x1="6.046cm" svg:y1="2.499cm" svg:x2="7.894cm" svg:y2="2.519cm">
          <text:p/>
        </draw:line>
        <draw:frame draw:style-name="gr10" draw:layer="layout" svg:width="0.481cm" svg:height="0.35cm" svg:x="6.167cm" svg:y="1.397cm">
          <draw:object xlink:href="./Object 1" xlink:type="simple" xlink:show="embed" xlink:actuate="onLoad"/>
          <draw:image xlink:href="./ObjectReplacements/Object 1" xlink:type="simple" xlink:show="embed" xlink:actuate="onLoad"/>
        </draw:frame>
        <draw:frame draw:style-name="gr10" draw:layer="layout" svg:width="0.468cm" svg:height="0.352cm" svg:x="5.648cm" svg:y="0.156cm">
          <draw:object xlink:href="./Object 2" xlink:type="simple" xlink:show="embed" xlink:actuate="onLoad"/>
          <draw:image xlink:href="./ObjectReplacements/Object 2" xlink:type="simple" xlink:show="embed" xlink:actuate="onLoad"/>
        </draw:frame>
        <draw:line draw:style-name="gr11" draw:text-style-name="P1" draw:layer="layout" svg:x1="5.618cm" svg:y1="1.097cm" svg:x2="6.004cm" svg:y2="0.731cm">
          <text:p/>
        </draw:line>
        <draw:frame draw:style-name="gr10" draw:layer="layout" svg:width="0.468cm" svg:height="0.352cm" svg:x="2.366cm" svg:y="0.359cm">
          <draw:object xlink:href="./Object 3" xlink:type="simple" xlink:show="embed" xlink:actuate="onLoad"/>
          <draw:image xlink:href="./ObjectReplacements/Object 3" xlink:type="simple" xlink:show="embed" xlink:actuate="onLoad"/>
        </draw:frame>
        <draw:frame draw:style-name="gr12" draw:text-style-name="P4" draw:layer="layout" svg:width="2.375cm" svg:height="1.199cm" svg:x="0.233cm" svg:y="1.388cm">
          <draw:text-box>
            <text:p text:style-name="P3"><text:span text:style-name="T4"><text:s text:c="7"/>مقناطیس کی</text:span></text:p>
            <text:p text:style-name="P3"><text:span text:style-name="T4"><text:s/>شمال کا زاویہ ہے</text:span></text:p>
          </draw:text-box>
        </draw:frame>
        <draw:frame draw:style-name="gr10" draw:layer="layout" svg:width="0.481cm" svg:height="0.35cm" svg:x="1.703cm" svg:y="1.534cm">
          <draw:object xlink:href="./Object 4" xlink:type="simple" xlink:show="embed" xlink:actuate="onLoad"/>
          <draw:image xlink:href="./ObjectReplacements/Object 4" xlink:type="simple" xlink:show="embed" xlink:actuate="onLoad"/>
        </draw:frame>
        <draw:frame draw:style-name="gr10" draw:layer="layout" svg:width="0.354cm" svg:height="0.308cm" svg:x="7.284cm" svg:y="1.087cm">
          <draw:object xlink:href="./Object 5" xlink:type="simple" xlink:show="embed" xlink:actuate="onLoad"/>
          <draw:image xlink:href="./ObjectReplacements/Object 5" xlink:type="simple" xlink:show="embed" xlink:actuate="onLoad"/>
        </draw:frame>
        <draw:custom-shape draw:style-name="gr4" draw:text-style-name="P1" draw:layer="layout" svg:width="2.804cm" svg:height="1.616cm" draw:transform="rotate (1.0471975511964) translate (4.121cm 2.92cm)">
          <text:p/>
          <draw:enhanced-geometry svg:viewBox="0 0 21600 21600" draw:mirror-horizontal="true" draw:type="block-arc" draw:modifiers="-124.86900408073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1" draw:layer="layout" svg:width="3.953cm" svg:height="1.811cm" draw:transform="rotate (-0.959931088597887) translate (5.751cm -0.724cm)">
          <text:p/>
          <draw:enhanced-geometry svg:viewBox="0 0 21600 21600" draw:type="block-arc" draw:modifiers="-148.74215700317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1" draw:layer="layout" svg:width="0.782cm" svg:height="0.041cm" draw:transform="rotate (-0.698131700798786) translate (5.232cm 0.441cm)">
          <text:p/>
          <draw:enhanced-geometry svg:viewBox="0 0 21600 21600" draw:mirror-vertical="false" draw:mirror-horizontal="false" draw:type="block-arc" draw:modifiers="-162.65771107184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9" draw:text-style-name="P1" draw:layer="layout" svg:x1="5.1cm" svg:y1="0.701cm" svg:x2="5.537cm" svg:y2="-0.254cm">
          <text:p/>
        </draw:line>
        <draw:line draw:style-name="gr8" draw:text-style-name="P1" draw:layer="layout" svg:x1="5.374cm" svg:y1="0.568cm" svg:x2="5.242cm" svg:y2="0.426cm">
          <text:p/>
        </draw:line>
        <draw:line draw:style-name="gr8" draw:text-style-name="P1" draw:layer="layout" svg:x1="5.781cm" svg:y1="-0.142cm" svg:x2="5.537cm" svg:y2="-0.254cm">
          <text:p/>
        </draw:line>
        <draw:line draw:style-name="gr8" draw:text-style-name="P1" draw:layer="layout" svg:x1="5.821cm" svg:y1="1.188cm" svg:x2="5.699cm" svg:y2="1.076cm">
          <text:p/>
        </draw:line>
        <draw:frame draw:style-name="gr10" draw:layer="layout" svg:width="1.956cm" svg:height="0.529cm" svg:x="0.238cm" svg:y="2.854cm">
          <draw:object xlink:href="./Object 6" xlink:type="simple" xlink:show="embed" xlink:actuate="onLoad"/>
          <draw:image xlink:href="./ObjectReplacements/Object 6" xlink:type="simple" xlink:show="embed" xlink:actuate="onLoad"/>
        </draw:frame>
        <draw:frame draw:style-name="gr10" draw:layer="layout" svg:width="1.961cm" svg:height="0.53cm" svg:x="0.233cm" svg:y="3.564cm">
          <draw:object xlink:href="./Object 7" xlink:type="simple" xlink:show="embed" xlink:actuate="onLoad"/>
          <draw:image xlink:href="./ObjectReplacements/Object 7" xlink:type="simple" xlink:show="embed" xlink:actuate="onLoad"/>
        </draw:frame>
        <draw:frame draw:style-name="gr10" draw:layer="layout" svg:width="2.35cm" svg:height="0.529cm" svg:x="5.522cm" svg:y="3.163cm">
          <draw:object xlink:href="./Object 8" xlink:type="simple" xlink:show="embed" xlink:actuate="onLoad"/>
          <draw:image xlink:href="./ObjectReplacements/Object 8" xlink:type="simple" xlink:show="embed" xlink:actuate="onLoad"/>
        </draw:frame>
        <draw:frame draw:style-name="gr10" draw:layer="layout" svg:width="3.261cm" svg:height="0.53cm" svg:x="5.466cm" svg:y="3.686cm">
          <draw:object xlink:href="./Object 9" xlink:type="simple" xlink:show="embed" xlink:actuate="onLoad"/>
          <draw:image xlink:href="./ObjectReplacements/Object 9"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2/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3/content.xml><?xml version="1.0" encoding="utf-8"?>
<!DOCTYPE math  PUBLIC '-//OpenOffice.org//DTD Modified W3C MathML 1.01//EN'  'math.dtd'>
<math:math xmlns:math="http://www.w3.org/1998/Math/MathML">
  <math:semantics>
    <math:msub>
      <math:mo math:stretchy="false">θ</math:mo>
      <math:mi>p</math:mi>
    </math:msub>
    <math:annotation math:encoding="StarMath 5.0">%theta_p</math:annotation>
  </math:semantics>
</math:math>
</file>

<file path=Object 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5/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6/content.xml><?xml version="1.0" encoding="utf-8"?>
<!DOCTYPE math  PUBLIC '-//OpenOffice.org//DTD Modified W3C MathML 1.01//EN'  'math.dtd'>
<math:math xmlns:math="http://www.w3.org/1998/Math/MathML">
  <math:semantics>
    <math:mrow>
      <math:mo math:stretchy="false">θ</math:mo>
      <math:mo math:stretchy="false">=</math:mo>
      <math:mrow>
        <math:msub>
          <math:mo math:stretchy="false">θ</math:mo>
          <math:mi>m</math:mi>
        </math:msub>
        <math:mo math:stretchy="false">+</math:mo>
        <math:msub>
          <math:mo math:stretchy="false">θ</math:mo>
          <math:mi>p</math:mi>
        </math:msub>
      </math:mrow>
    </math:mrow>
    <math:annotation math:encoding="StarMath 5.0">%theta = %theta_m +%theta_p</math:annotation>
  </math:semantics>
</math:math>
</file>

<file path=Object 7/content.xml><?xml version="1.0" encoding="utf-8"?>
<!DOCTYPE math  PUBLIC '-//OpenOffice.org//DTD Modified W3C MathML 1.01//EN'  'math.dtd'>
<math:math xmlns:math="http://www.w3.org/1998/Math/MathML">
  <math:semantics>
    <math:mrow>
      <math:msub>
        <math:mo math:stretchy="false">θ</math:mo>
        <math:mi>p</math:mi>
      </math:msub>
      <math:mo math:stretchy="false">=</math:mo>
      <math:mrow>
        <math:mo math:stretchy="false">θ</math:mo>
        <math:mo math:stretchy="false">−</math:mo>
        <math:msub>
          <math:mo math:stretchy="false">θ</math:mo>
          <math:mi>m</math:mi>
        </math:msub>
      </math:mrow>
    </math:mrow>
    <math:annotation math:encoding="StarMath 5.0">%theta_p = %theta -%theta_m</math:annotation>
  </math:semantics>
</math:math>
</file>

<file path=Object 8/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sub>
        <math:mo math:stretchy="false">θ</math:mo>
        <math:mi>p</math:mi>
      </math:msub>
    </math:mrow>
    <math:annotation math:encoding="StarMath 5.0">B=B_0 cos %theta_p</math:annotation>
  </math:semantics>
</math:math>
</file>

<file path=Object 9/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row>
        <math:mo math:stretchy="false">(</math:mo>
        <math:mrow>
          <math:mo math:stretchy="false">θ</math:mo>
          <math:mo math:stretchy="false">−</math:mo>
          <math:msub>
            <math:mo math:stretchy="false">θ</math:mo>
            <math:mi>m</math:mi>
          </math:msub>
        </math:mrow>
        <math:mo math:stretchy="false">)</math:mo>
      </math:mrow>
    </math:mrow>
    <math:annotation math:encoding="StarMath 5.0">B=B_0 cos (%theta-%theta_m)</math:annotation>
  </math:semantics>
</math:math>
</file>